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paragraph-rsid="000db36f" style:font-style-asian="italic" style:font-style-complex="italic"/>
    </style:style>
    <style:style style:name="P6" style:family="paragraph" style:parent-style-name="Standard">
      <style:text-properties fo:font-size="14pt" fo:font-style="italic" fo:font-weight="bold" officeooo:rsid="00409151" officeooo:paragraph-rsid="000db36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style:use-window-font-color="true" style:font-name="Liberation Serif" fo:font-size="12pt" fo:font-weight="normal" officeooo:rsid="003c7b0d" officeooo:paragraph-rsid="0016e381" fo:background-color="transparent"/>
    </style:style>
    <style:style style:name="P8" style:family="paragraph" style:parent-style-name="Standard">
      <style:text-properties style:use-window-font-color="true" style:font-name="Liberation Serif" fo:font-size="12pt" fo:font-weight="normal" officeooo:rsid="00443b35" officeooo:paragraph-rsid="00443b35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0915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2df29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  <style:style style:name="T11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JavaScipt</text:span><text:span text:style-name="T5">: </text:span><text:span text:style-name="T6">Módulo 0</text:span><text:span text:style-name="T9">4</text:span><text:span text:style-name="T6"> - </text:span><text:span text:style-name="T5">Atividade 0</text:span><text:span text:style-name="T8">1</text:span></text:p>
      <text:p text:style-name="P6"/>
      <text:p text:style-name="P5">Crie um código com um objeto chamado “<text:span text:style-name="T11">Banco</text:span>”. Ele deverá ter propriedades que incluem conta, saldo, tipo de conta e agência e os seus métodos devem ser: buscar saldo, depósito, saque e número da conta.</text:p>
      <text:p text:style-name="Standard"/>
      <text:p text:style-name="P4">Observações:</text:p>
      <text:p text:style-name="P4">- <text:span text:style-name="T11">buscar saldo</text:span> deve retornar o valor atual do saldo;</text:p>
      <text:p text:style-name="P4">- para o <text:span text:style-name="T11">depósito</text:span>, você deverá passar um valor como parâmetro e adicioná-lo no saldo final do objeto;</text:p>
      <text:p text:style-name="P4">- para o <text:span text:style-name="T11">saque</text:span>, você deverá passar um valor como parâmetro e subtraí-lo no saldo final do objeto;</text:p>
      <text:p text:style-name="P4">- o <text:span text:style-name="T11">número</text:span> <text:span text:style-name="T11">da conta </text:span>deve retornar o número da conta.</text:p>
      <text:p text:style-name="P5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7"/>
      <text:p text:style-name="P8">&lt;script&gt;</text:p>
      <text:p text:style-name="P8">function Banco (cliente, conta, saldo, tipoConta, agencia){</text:p>
      <text:p text:style-name="P8"><text:s text:c="2"/>this.cliente = cliente;</text:p>
      <text:p text:style-name="P8"><text:s text:c="2"/>this.conta = conta;</text:p>
      <text:p text:style-name="P8"><text:s text:c="2"/>this.saldo = saldo;</text:p>
      <text:p text:style-name="P8"><text:s text:c="2"/>this.tipoConta = tipoConta;</text:p>
      <text:p text:style-name="P8"><text:s text:c="2"/>this.agencia = agencia;</text:p>
      <text:p text:style-name="P8"><text:s text:c="2"/></text:p>
      <text:p text:style-name="P8"><text:s text:c="2"/>this.buscarSaldo = function (){</text:p>
      <text:p text:style-name="P8"><text:s text:c="4"/>// this.saldo;</text:p>
      <text:p text:style-name="P8"><text:s text:c="5"/>console.log(`O saldo atual de ${this.cliente} é de: R$ ${this.saldo} reais`);</text:p>
      <text:p text:style-name="P8"><text:s text:c="2"/>}</text:p>
      <text:p text:style-name="P8"/>
      <text:p text:style-name="P8"><text:s text:c="2"/>this.deposito = function (valor){</text:p>
      <text:p text:style-name="P8"><text:s text:c="5"/>this.saldo += valor;</text:p>
      <text:p text:style-name="P8"><text:s text:c="5"/>console.log(`O deposito de R$ ${valor} reais foi realizado com sucesso!`); <text:s text:c="5"/></text:p>
      <text:p text:style-name="P8"><text:s text:c="2"/>} </text:p>
      <text:p text:style-name="P8"/>
      <text:p text:style-name="P8"><text:s text:c="2"/>this.saque = function (valor){ <text:s text:c="4"/></text:p>
      <text:p text:style-name="P8"><text:s text:c="4"/>if(this.saldo &lt; valor){</text:p>
      <text:p text:style-name="P8"><text:s text:c="6"/>console.log('Saldo indisponivél!')</text:p>
      <text:p text:style-name="P8"><text:s text:c="6"/>return false</text:p>
      <text:p text:style-name="P8"><text:s text:c="4"/>}else{</text:p>
      <text:p text:style-name="P8"><text:s text:c="6"/>this.saldo -= valor;</text:p>
      <text:p text:style-name="P8"><text:s text:c="6"/>console.log(`Saque de R$ ${valor} reais realizado com sucesso!`);</text:p>
      <text:p text:style-name="P8"><text:s text:c="4"/>}</text:p>
      <text:p text:style-name="P8"><text:s text:c="2"/>}</text:p>
      <text:p text:style-name="P8"/>
      <text:p text:style-name="P8"><text:s text:c="2"/>this.numeroConta = function (){</text:p>
      <text:p text:style-name="P8"><text:s text:c="4"/>console.log(`A cliente ${this.cliente} possui conta de numero: ${this.conta}`)</text:p>
      <text:p text:style-name="P8"><text:s text:c="2"/>}</text:p>
      <text:p text:style-name="P8">}</text:p>
      <text:p text:style-name="P8"/>
      <text:p text:style-name="P8">var cliente01 = new Banco('Maria', 51423, 0, 'Poupança', "498-3");</text:p>
      <text:p text:style-name="P8">var cliente02 = new Banco('José', 58960, 0, 'Conta corrente', "493-7");</text:p>
      <text:p text:style-name="P8"/>
      <text:p text:style-name="P8"><text:soft-page-break/>cliente01.deposito(200);</text:p>
      <text:p text:style-name="P8">cliente01.deposito(300);</text:p>
      <text:p text:style-name="P8">cliente01.deposito(2500);</text:p>
      <text:p text:style-name="P8">cliente01.saque(400);</text:p>
      <text:p text:style-name="P8">cliente01.numeroConta();</text:p>
      <text:p text:style-name="P8">cliente01.buscarSaldo();</text:p>
      <text:p text:style-name="P8"/>
      <text:p text:style-name="P8">cliente02.deposito(10);</text:p>
      <text:p text:style-name="P8">cliente02.deposito(40);</text:p>
      <text:p text:style-name="P8">cliente02.deposito(100);</text:p>
      <text:p text:style-name="P8">cliente02.saque(400);</text:p>
      <text:p text:style-name="P8">cliente02.numeroConta();</text:p>
      <text:p text:style-name="P8">cliente02.buscarSaldo();</text:p>
      <text:p text:style-name="P8">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10T21:21:35.254225984</dc:date>
    <meta:editing-duration>PT12H27M55S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232" meta:character-count="1838" meta:non-whitespace-character-count="1558"/>
  </office:meta>
</office:document-meta>
</file>